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5472" officeooo:paragraph-rsid="00025472"/>
    </style:style>
    <style:style style:name="P2" style:family="paragraph" style:parent-style-name="Standard">
      <style:paragraph-properties fo:text-align="center" style:justify-single-word="false"/>
      <style:text-properties officeooo:rsid="00025472" officeooo:paragraph-rsid="00025472"/>
    </style:style>
    <style:style style:name="P3" style:family="paragraph" style:parent-style-name="Standard">
      <style:paragraph-properties fo:text-align="justify" style:justify-single-word="false"/>
      <style:text-properties officeooo:rsid="00025472" officeooo:paragraph-rsid="00025472"/>
    </style:style>
    <style:style style:name="P4" style:family="paragraph" style:parent-style-name="Standard">
      <style:text-properties officeooo:rsid="000382d4" officeooo:paragraph-rsid="000382d4"/>
    </style:style>
    <style:style style:name="P5" style:family="paragraph" style:parent-style-name="Standard">
      <style:paragraph-properties fo:text-align="justify" style:justify-single-word="false"/>
      <style:text-properties officeooo:rsid="000382d4" officeooo:paragraph-rsid="000382d4"/>
    </style:style>
    <style:style style:name="P6" style:family="paragraph" style:parent-style-name="Standard">
      <style:text-properties officeooo:rsid="000382d4" officeooo:paragraph-rsid="000382d4"/>
    </style:style>
    <style:style style:name="P7" style:family="paragraph" style:parent-style-name="Standard">
      <style:paragraph-properties fo:text-align="justify" style:justify-single-word="false"/>
      <style:text-properties officeooo:rsid="000382d4" officeooo:paragraph-rsid="000382d4"/>
    </style:style>
    <style:style style:name="P8" style:family="paragraph" style:parent-style-name="Standard">
      <style:text-properties officeooo:rsid="0008f384" officeooo:paragraph-rsid="0008f384"/>
    </style:style>
    <style:style style:name="P9" style:family="paragraph" style:parent-style-name="Standard">
      <style:text-properties officeooo:rsid="00093a3b" officeooo:paragraph-rsid="00093a3b"/>
    </style:style>
    <style:style style:name="P10" style:family="paragraph" style:parent-style-name="Standard">
      <style:text-properties officeooo:rsid="000b0b65" officeooo:paragraph-rsid="000b7416"/>
    </style:style>
    <style:style style:name="T1" style:family="text">
      <style:text-properties officeooo:rsid="0004dc30"/>
    </style:style>
    <style:style style:name="T2" style:family="text">
      <style:text-properties officeooo:rsid="0008f384"/>
    </style:style>
    <style:style style:name="T3" style:family="text">
      <style:text-properties officeooo:rsid="00093a3b"/>
    </style:style>
    <style:style style:name="T4" style:family="text">
      <style:text-properties officeooo:rsid="000b74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final </text:p>
      <text:p text:style-name="P1"/>
      <text:p text:style-name="P1"/>
      <text:p text:style-name="P1">Tâche 1 : <text:span text:style-name="T3">Module Image</text:span></text:p>
      <text:p text:style-name="P3">Cette tâche nous à permis de nous familiariser avec les différents modules mis à notre disposition tel quel le module image. Dans cette tâche, nous avons <text:span text:style-name="T2">créer un module image dans lequel on trouve des </text:span>fonctions permettant de calculer le négatif d’une image ainsi que d’écrire une image dans le terminal. </text:p>
      <text:p text:style-name="P3">Pour écrire une image, on parcours chaque pixels. Si le pixels est noir, on affiche un « X » et sinon, le pixel est alors blanc. Dans ce cas, on affiche un espace.</text:p>
      <text:p text:style-name="P3">Pour la négation de l’image, on parcours chaque pixels. Si le pixels est noir, on le remplace par un pixel blanc. Sinon, on fait l’inverse. </text:p>
      <text:p text:style-name="P3"/>
      <text:p text:style-name="P5">Nous avons aussi créer un programme de test pour ce module image nommé test_image. </text:p>
      <text:p text:style-name="P5">Il se lance grâce à la commande ./test_image image.pbm (où l’image.pbm représente l’image que l’on veut tester). Ce programme prend une image en paramètre et <text:span text:style-name="T1">permet de vérifier si les fonctions du module image fonctionnent correctement. </text:span></text:p>
      <text:p text:style-name="P5"/>
      <text:p text:style-name="P5"/>
      <text:p text:style-name="P4">Tâche 2 : <text:span text:style-name="T3">Module Geom2d</text:span></text:p>
      <text:p text:style-name="P8">Pour réaliser cette tâche, nous avons créer un module geom2d qui permet la gestion de la géométrie. Ce module contient la définition des types Points et Vecteur ainsi que plusieurs fonctions permettant la gestion de ces éléments. Ces fonctions permettent d’effectuer des opérations avec ces deux types : Somme des vecteurs et des points, produit entre vecteurs et points, produit scalaire, la norme, la distance…</text:p>
      <text:p text:style-name="P8"/>
      <text:p text:style-name="P8">Nous avons aussi créer un programme de test pour ce module geom2d nommé ./test_geom. Il permet de <text:s/>tester les fonctions set_point, add_point, produit entre réel et points ou entre réels et vecteurs, vect_bipoint, norme_vecteur, distance_entre_points, produit_scalaire…</text:p>
      <text:p text:style-name="P8"/>
      <text:p text:style-name="P8"/>
      <text:p text:style-name="P8">Tâche 3 : <text:span text:style-name="T3">Extraction de Contour</text:span></text:p>
      <text:p text:style-name="P10">Pour cette tâche, nous avons créer un module calcul_contour qui permet la gestion des déplacements du robot sur l’image, la détection <text:span text:style-name="T4">des pixels candidats pour le calcul du contour, la création et la gestion de l’Image de Masque ainsi que le stockage de ce contour dans une liste.</text:span></text:p>
      <text:p text:style-name="P10"><text:span text:style-name="T4"><text:s/></text:span><text:s/></text:p>
      <text:p text:style-name="P8"/>
      <text:p text:style-name="P9">calcul contour</text:p>
      <text:p text:style-name="P9">contours.c</text:p>
      <text:p text:style-name="P9">ecrire_liste_contours.c</text:p>
      <text:p text:style-name="P9">ecriture_contours.c</text:p>
      <text:p text:style-name="P9">test_contour</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2:56:34.596813792</meta:creation-date>
    <dc:date>2022-04-12T14:23:38.616652600</dc:date>
    <meta:editing-duration>PT16M27S</meta:editing-duration>
    <meta:editing-cycles>5</meta:editing-cycles>
    <meta:generator>LibreOffice/6.4.7.2$Linux_X86_64 LibreOffice_project/40$Build-2</meta:generator>
    <meta:document-statistic meta:table-count="0" meta:image-count="0" meta:object-count="0" meta:page-count="1" meta:paragraph-count="18" meta:word-count="332" meta:character-count="2058" meta:non-whitespace-character-count="1735"/>
  </office:meta>
</office:document-meta>
</file>